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mmon Array Cycles</text:p>
          </table:table-cell>
          <table:table-cell office:value-type="string" calcext:value-type="string">
            <text:p>Direct Use</text:p>
          </table:table-cell>
          <table:table-cell office:value-type="string" calcext:value-type="string">
            <text:p>Heap left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N/A</text:p>
          </table:table-cell>
          <table:table-cell office:value-type="float" office:value="9.435226" calcext:value-type="float">
            <text:p>9.435226</text:p>
          </table:table-cell>
          <table:table-cell office:value-type="float" office:value="336408" calcext:value-type="float">
            <text:p>336408</text:p>
          </table:table-cell>
        </table:table-row>
        <table:table-row table:style-name="ro1">
          <table:table-cell office:value-type="string" calcext:value-type="string">
            <text:p>Overload</text:p>
          </table:table-cell>
          <table:table-cell office:value-type="float" office:value="37.338829" calcext:value-type="float">
            <text:p>37.338829</text:p>
          </table:table-cell>
          <table:table-cell office:value-type="float" office:value="14.854615" calcext:value-type="float">
            <text:p>14.854615</text:p>
          </table:table-cell>
          <table:table-cell office:value-type="float" office:value="336280" calcext:value-type="float">
            <text:p>336280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9.98629" calcext:value-type="float">
            <text:p>49.98629</text:p>
          </table:table-cell>
          <table:table-cell office:value-type="float" office:value="27.50039" calcext:value-type="float">
            <text:p>27.50039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Virtual</text:p>
          </table:table-cell>
          <table:table-cell office:value-type="float" office:value="89.348789" calcext:value-type="float">
            <text:p>89.348789</text:p>
          </table:table-cell>
          <table:table-cell office:value-type="float" office:value="36.339528" calcext:value-type="float">
            <text:p>36.339528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float" office:value="107.20746" calcext:value-type="float">
            <text:p>107.20746</text:p>
          </table:table-cell>
          <table:table-cell office:value-type="float" office:value="74.090209" calcext:value-type="float">
            <text:p>74.090209</text:p>
          </table:table-cell>
          <table:table-cell office:value-type="float" office:value="336216" calcext:value-type="float">
            <text:p>336216</text:p>
          </table:table-cell>
        </table:table-row>
        <table:table-row table:style-name="ro1">
          <table:table-cell office:value-type="string" calcext:value-type="string">
            <text:p>VirtualOverload</text:p>
          </table:table-cell>
          <table:table-cell office:value-type="float" office:value="83.314171" calcext:value-type="float">
            <text:p>83.314171</text:p>
          </table:table-cell>
          <table:table-cell office:value-type="float" office:value="14.854669" calcext:value-type="float">
            <text:p>14.854669</text:p>
          </table:table-cell>
          <table:table-cell office:value-type="float" office:value="336288" calcext:value-type="float">
            <text:p>336288</text:p>
          </table:table-cell>
        </table:table-row>
        <table:table-row table:style-name="ro1">
          <table:table-cell table:style-name="ce1" office:value-type="string" calcext:value-type="string">
            <text:p>Current</text:p>
          </table:table-cell>
          <table:table-cell table:style-name="ce1" office:value-type="float" office:value="79.701692" calcext:value-type="float">
            <text:p>79.701692</text:p>
          </table:table-cell>
          <table:table-cell table:style-name="ce1" office:value-type="float" office:value="9.43405" calcext:value-type="float">
            <text:p>9.43405</text:p>
          </table:table-cell>
          <table:table-cell table:style-name="ce1" office:value-type="float" office:value="336288" calcext:value-type="float">
            <text:p>336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5">0000-00-00</text:date>, <text:time style:data-style-name="N2" text:time-value="22:04:32.89921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9:02:40.712902000</meta:creation-date>
    <dc:date>2026-02-25T22:11:27.529897000</dc:date>
    <meta:editing-duration>PT3H25M15S</meta:editing-duration>
    <meta:editing-cycles>13</meta:editing-cycles>
    <meta:generator>LibreOffice/25.2.3.2$MacOSX_AARCH64 LibreOffice_project/bbb074479178df812d175f709636b368952c2ce3</meta:generator>
    <meta:document-statistic meta:table-count="1" meta:cell-count="31" meta:object-count="0"/>
  </office:meta>
</office:document-meta>
</file>